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AB00000A3C8240DA7DAA4207A8.tif" manifest:media-type="image/tiff"/>
  <manifest:file-entry manifest:full-path="Pictures/1000000000000DAB00000A3CC3EE181A87ABFD64.tif" manifest:media-type="image/tiff"/>
  <manifest:file-entry manifest:full-path="Pictures/1000000000000DAB00000A3C5624ADFEB9B29209.tif" manifest:media-type="image/tiff"/>
  <manifest:file-entry manifest:full-path="Pictures/1000000000000DAB00000A3C8E09D7650F33085E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6.35cm" svg:x="2.032cm" svg:y="0.762cm">
          <draw:image xlink:href="Pictures/1000000000000DAB00000A3C8E09D7650F33085E.tif" xlink:type="simple" xlink:show="embed" xlink:actuate="onLoad" loext:mime-type="image/tiff">
            <text:p/>
          </draw:image>
        </draw:frame>
        <draw:frame draw:style-name="gr1" draw:text-style-name="P1" draw:layer="layout" svg:width="7.62cm" svg:height="6.35cm" svg:x="9.198cm" svg:y="0.762cm">
          <draw:image xlink:href="Pictures/1000000000000DAB00000A3C5624ADFEB9B29209.tif" xlink:type="simple" xlink:show="embed" xlink:actuate="onLoad" loext:mime-type="image/tiff">
            <text:p/>
          </draw:image>
        </draw:frame>
        <draw:frame draw:style-name="gr1" draw:text-style-name="P1" draw:layer="layout" svg:width="7.62cm" svg:height="6.35cm" svg:x="2.032cm" svg:y="7.182cm">
          <draw:image xlink:href="Pictures/1000000000000DAB00000A3CC3EE181A87ABFD64.tif" xlink:type="simple" xlink:show="embed" xlink:actuate="onLoad" loext:mime-type="image/tiff">
            <text:p/>
          </draw:image>
        </draw:frame>
        <draw:frame draw:style-name="gr1" draw:text-style-name="P1" draw:layer="layout" svg:width="7.62cm" svg:height="6.35cm" svg:x="9.198cm" svg:y="7.182cm">
          <draw:image xlink:href="Pictures/1000000000000DAB00000A3C8240DA7DAA4207A8.tif" xlink:type="simple" xlink:show="embed" xlink:actuate="onLoad" loext:mime-type="image/tiff">
            <text:p/>
          </draw:image>
        </draw:frame>
        <draw:frame draw:style-name="gr2" draw:text-style-name="P3" draw:layer="layout" svg:width="1.27cm" svg:height="0.962cm" svg:x="2.794cm" svg:y="0.635cm">
          <draw:text-box>
            <text:p text:style-name="P2">A</text:p>
          </draw:text-box>
        </draw:frame>
        <draw:frame draw:style-name="gr3" draw:text-style-name="P3" draw:layer="layout" svg:width="1.27cm" svg:height="0.725cm" svg:x="9.906cm" svg:y="0.645cm">
          <draw:text-box>
            <text:p text:style-name="P2">B</text:p>
          </draw:text-box>
        </draw:frame>
        <draw:frame draw:style-name="gr3" draw:text-style-name="P3" draw:layer="layout" svg:width="1.27cm" svg:height="0.725cm" svg:x="2.794cm" svg:y="6.995cm">
          <draw:text-box>
            <text:p text:style-name="P2">C</text:p>
          </draw:text-box>
        </draw:frame>
        <draw:frame draw:style-name="gr3" draw:text-style-name="P3" draw:layer="layout" svg:width="1.27cm" svg:height="0.725cm" svg:x="9.906cm" svg:y="6.985cm">
          <draw:text-box>
            <text:p text:style-name="P2">D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7:00:12.685786454</meta:creation-date>
    <dc:date>2022-08-18T16:06:29.466468869</dc:date>
    <meta:editing-duration>PT1H30M22S</meta:editing-duration>
    <meta:editing-cycles>3</meta:editing-cycles>
    <meta:generator>LibreOffice/6.4.7.2$Linux_X86_64 LibreOffice_project/40$Build-2</meta:generator>
    <meta:document-statistic meta:object-count="31"/>
  </office:meta>
</office:document-meta>
</file>